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efab8"/>
    </style:style>
    <style:style style:name="P2" style:family="paragraph" style:parent-style-name="Standard">
      <style:text-properties officeooo:paragraph-rsid="0024a35b"/>
    </style:style>
    <style:style style:name="P3" style:family="paragraph" style:parent-style-name="Standard">
      <style:text-properties officeooo:paragraph-rsid="00288f38"/>
    </style:style>
    <style:style style:name="P4" style:family="paragraph" style:parent-style-name="Standard" style:list-style-name="L1">
      <style:text-properties officeooo:paragraph-rsid="00288f38"/>
    </style:style>
    <style:style style:name="P5" style:family="paragraph" style:parent-style-name="Standard" style:list-style-name="L1"/>
    <style:style style:name="P6" style:family="paragraph" style:parent-style-name="Standard">
      <style:text-properties officeooo:rsid="0028ace7" officeooo:paragraph-rsid="0028ace7"/>
    </style:style>
    <style:style style:name="P7" style:family="paragraph" style:parent-style-name="Standard" style:list-style-name="L2"/>
    <style:style style:name="P8" style:family="paragraph" style:parent-style-name="Standard">
      <style:text-properties officeooo:rsid="00299257" officeooo:paragraph-rsid="00299257"/>
    </style:style>
    <style:style style:name="P9" style:family="paragraph" style:parent-style-name="Standard">
      <style:text-properties officeooo:rsid="002c9678" officeooo:paragraph-rsid="002c9678"/>
    </style:style>
    <style:style style:name="P10" style:family="paragraph" style:parent-style-name="Standard">
      <style:text-properties officeooo:paragraph-rsid="002ee11c"/>
    </style:style>
    <style:style style:name="P11" style:family="paragraph" style:parent-style-name="Standard">
      <style:text-properties officeooo:paragraph-rsid="00299257"/>
    </style:style>
    <style:style style:name="T1" style:family="text">
      <style:text-properties officeooo:rsid="001626bb"/>
    </style:style>
    <style:style style:name="T2" style:family="text">
      <style:text-properties officeooo:rsid="001645a6"/>
    </style:style>
    <style:style style:name="T3" style:family="text">
      <style:text-properties officeooo:rsid="00169aa0"/>
    </style:style>
    <style:style style:name="T4" style:family="text">
      <style:text-properties officeooo:rsid="00173fc5"/>
    </style:style>
    <style:style style:name="T5" style:family="text">
      <style:text-properties officeooo:rsid="001af7ca"/>
    </style:style>
    <style:style style:name="T6" style:family="text">
      <style:text-properties officeooo:rsid="001bcdff"/>
    </style:style>
    <style:style style:name="T7" style:family="text">
      <style:text-properties officeooo:rsid="0024a35b"/>
    </style:style>
    <style:style style:name="T8" style:family="text">
      <style:text-properties officeooo:rsid="0020b714"/>
    </style:style>
    <style:style style:name="T9" style:family="text">
      <style:text-properties officeooo:rsid="00253d2f"/>
    </style:style>
    <style:style style:name="T10" style:family="text">
      <style:text-properties officeooo:rsid="002196f5"/>
    </style:style>
    <style:style style:name="T11" style:family="text">
      <style:text-properties officeooo:rsid="001efab8"/>
    </style:style>
    <style:style style:name="T12" style:family="text">
      <style:text-properties officeooo:rsid="002429f9"/>
    </style:style>
    <style:style style:name="T13" style:family="text">
      <style:text-properties officeooo:rsid="002436bc"/>
    </style:style>
    <style:style style:name="T14" style:family="text">
      <style:text-properties officeooo:rsid="0026426c"/>
    </style:style>
    <style:style style:name="T15" style:family="text">
      <style:text-properties officeooo:rsid="00288f38"/>
    </style:style>
    <style:style style:name="T16" style:family="text">
      <style:text-properties officeooo:rsid="002b8569"/>
    </style:style>
    <style:style style:name="T17" style:family="text">
      <style:text-properties officeooo:rsid="002dbd0e"/>
    </style:style>
    <style:style style:name="T18" style:family="text">
      <style:text-properties officeooo:rsid="002ee11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For this task, I </text:span><text:span text:style-name="T2">trained </text:span><text:span text:style-name="T3">two</text:span><text:span text:style-name="T1"> clustering </text:span><text:span text:style-name="T2">model</text:span><text:span text:style-name="T4">s</text:span><text:span text:style-name="T1"> on the MNIST dataset: </text:span><text:span text:style-name="T5">a </text:span><text:span text:style-name="T1">k-means </text:span><text:span text:style-name="T5">model </text:span><text:span text:style-name="T1">and </text:span><text:span text:style-name="T4">a </text:span><text:span text:style-name="T6">g</text:span><text:span text:style-name="T1">aussian </text:span><text:span text:style-name="T6">m</text:span><text:span text:style-name="T1">ixture </text:span><text:span text:style-name="T6">m</text:span><text:span text:style-name="T1">odel. </text:span></text:p>
      <text:p text:style-name="P1"/>
      <text:p text:style-name="P2"><text:span text:style-name="T7">To preprocess the data, </text:span><text:span text:style-name="T8">I performed min-max scaling, mainly for numerical stability when calculating variance. </text:span><text:span text:style-name="T9">In addition, c</text:span><text:span text:style-name="T10">lustering in a high-dimensional space is computationally expensive and susceptible to the Curse of Dimensionality, and s</text:span><text:span text:style-name="T9">o</text:span><text:span text:style-name="T11"> I applied PCA </text:span><text:span text:style-name="T8">to reduce the number of features </text:span><text:span text:style-name="T10">from 784 </text:span><text:span text:style-name="T8">to 80.</text:span><text:span text:style-name="T10"> </text:span><text:span text:style-name="T12">This captures the majority of the data’s variance while making the clustering manageable</text:span><text:span text:style-name="T13">, </text:span><text:span text:style-name="T14">and</text:span><text:span text:style-name="T13"> </text:span><text:span text:style-name="T8">I only fit PCA on the training data to prevent information leakage. </text:span></text:p>
      <text:p text:style-name="P2"/>
      <text:p text:style-name="P1"><text:span text:style-name="T11">I chose optimal hyperparameters for each model by performing </text:span><text:span text:style-name="T15">Grid Search Cross Validation. </text:span></text:p>
      <text:p text:style-name="P3"><text:span text:style-name="T15">For k-means, I explored these hyperparameters:</text:span></text:p>
      <text:list text:style-name="L1">
        <text:list-item>
          <text:p text:style-name="P4">n_clusters: [8, 10, 12, 15]</text:p>
        </text:list-item>
        <text:list-item>
          <text:p text:style-name="P5">n_init: [10, 20, 30]</text:p>
        </text:list-item>
      </text:list>
      <text:p text:style-name="P6">For the gaussian mixture model, I explored:</text:p>
      <text:list text:style-name="L2">
        <text:list-item>
          <text:p text:style-name="P7">n_components: [8, 10, 12, 15], </text:p>
        </text:list-item>
        <text:list-item>
          <text:p text:style-name="P7">covariance_type: ['full', 'tied', 'diag']</text:p>
        </text:list-item>
      </text:list>
      <text:p text:style-name="P8">I evaluated each model (trained with a permutation of the hyperparameters) with two metrics: Adjusted Rand <text:span text:style-name="T16">Sc</text:span>ore (ARI) and V-Score.</text:p>
      <text:p text:style-name="P9">ARI measures the similarity between the true labels and the predicted clusters, adjusted for chance. A score near 1.0 indicates near-perfect matching.</text:p>
      <text:p text:style-name="Standard">V-<text:span text:style-name="T17">Score</text:span> calculates the harmonic mean of homogeneity and completeness to evaluate how well predicted clusters map to true classes. A score of 1.0 indicates that clusters are both perfectly pure and comprehensive.</text:p>
      <text:p text:style-name="P10">The final model was chosen based on the Average Score: (ARI + <text:span text:style-name="T18">V-Score</text:span>) / 2.</text:p>
      <text:p text:style-name="Standard"/>
      <text:p text:style-name="P3"/>
      <text:p text:style-name="P11"/>
      <text:p text:style-name="Standard"/>
      <text:p text:style-name="Standard">4. Results and Analysis </text:p>
      <text:p text:style-name="Standard">4.1 Quantitative Comparison</text:p>
      <text:p text:style-name="Standard">Direct Comparison:</text:p>
      <text:p text:style-name="Standard"/>
      <text:p text:style-name="Standard">GMM (n_components=15) achieved the highest score (Avg Score approx 0.501).</text:p>
      <text:p text:style-name="Standard"/>
      <text:p text:style-name="Standard">K-Means (n_clusters=15) was close behind (Avg Score approx 0.473).</text:p>
      <text:p text:style-name="Standard"/>
      <text:p text:style-name="Standard">Conclusion: GMM performed slightly better than K-Means, suggesting that its ability to model clusters as soft assignments and use probabilistic Gaussian distributions (especially with the flexible 'full' covariance matrix) better captured the underlying structure and variability of the handwritten digits.</text:p>
      <text:p text:style-name="Standard"/>
      <text:p text:style-name="Standard">4.2 Qualitative Visualization</text:p>
      <text:p text:style-name="Standard">K-Means Visualization (Reference Figure 2):</text:p>
      <text:p text:style-name="Standard"/>
      <text:p text:style-name="Standard">Show the visualization for the best K-Means model (n_clusters=15).</text:p>
      <text:p text:style-name="Standard"/>
      <text:p text:style-name="Standard">Qualitative Observation: Discuss the visual purity. Does n_clusters=15 result in clusters that isolate different handwriting styles (e.g., two distinct clusters for the digit '4' or '9'), or are some clusters still mixed? The use of 15 clusters was effective for capturing sub-styles, as evidenced by the higher homogeneity score compared to K=10.</text:p>
      <text:p text:style-name="Standard"><text:soft-page-break/></text:p>
      <text:p text:style-name="Standard">GMM Visualization (Reference Figure 3):</text:p>
      <text:p text:style-name="Standard"/>
      <text:p text:style-name="Standard">Show the visualization for the best GMM model (n_components=15).</text:p>
      <text:p text:style-name="Standard"/>
      <text:p text:style-name="Standard">Qualitative Observation: Similar to K-Means, discuss the purity of the GMM clusters. The high homogeneity score suggests a good separation.</text:p>
      <text:p text:style-name="Standard"/>
      <text:p text:style-name="Standard">5. Hyperparameter Discussion and Conclusion </text:p>
      <text:p text:style-name="Standard">5.1 Discussion on Hyperparameter Selection</text:p>
      <text:p text:style-name="Standard">The K/N Effect (n_clusters / n_components):</text:p>
      <text:p text:style-name="Standard"/>
      <text:p text:style-name="Standard">Explain the finding: increasing the number of clusters/components from 8 to 15 consistently improved the model performance for both K-Means and GMM (e.g., K-Means K=8 gave Avg Score approx 0.43 vs K=15 gave Avg Score approx 0.47).</text:p>
      <text:p text:style-name="Standard"/>
      <text:p text:style-name="Standard">Reasoning: Since handwriting is subjective, there are more than 10 natural "clusters" in the data (e.g., different styles of writing a '2' or a '7'). Using K &gt; 10 allows the models to capture these sub-styles, leading to better overall homogeneity and performance.</text:p>
      <text:p text:style-name="Standard"/>
      <text:p text:style-name="Standard">The Covariance Effect (GMM):</text:p>
      <text:p text:style-name="Standard"/>
      <text:p text:style-name="Standard">'full' covariance performed best. This is expected as 'full' allows each Gaussian component to model complex, non-spherical shapes and correlations between the 80 PCA components, which is crucial for heterogeneous handwritten data. 'tied' and 'diag' (which assumes features are uncorrelated) were too restrictive and led to lower scores.</text:p>
      <text:p text:style-name="Standard"/>
      <text:p text:style-name="Standard">5.2 Conclusion</text:p>
      <text:p text:style-name="Standard">Summarize the key findings:</text:p>
      <text:p text:style-name="Standard"/>
      <text:p text:style-name="Standard">Both K-Means and GMM successfully clustered the high-dimensional MNIST data after PCA.</text:p>
      <text:p text:style-name="Standard"/>
      <text:p text:style-name="Standard">GMM with 15 components and 'full' covariance was the best-performing model based on the average ARI and Homogeneity score.</text:p>
      <text:p text:style-name="Standard"/>
      <text:p text:style-name="Standard">The optimal number of clusters/components was found to be higher than the number of true classes (10), validating the approach of exploring K &gt; 1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3T22:14:15.687148629</meta:creation-date>
    <meta:generator>LibreOffice/25.2.6.2$Linux_X86_64 LibreOffice_project/520$Build-2</meta:generator>
    <dc:date>2025-12-03T23:07:39.492759418</dc:date>
    <meta:editing-duration>PT53M12S</meta:editing-duration>
    <meta:editing-cycles>31</meta:editing-cycles>
    <meta:document-statistic meta:table-count="0" meta:image-count="0" meta:object-count="0" meta:page-count="2" meta:paragraph-count="38" meta:word-count="611" meta:character-count="4082" meta:non-whitespace-character-count="3507"/>
  </office:meta>
</office:document-meta>
</file>